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B0000050032D614193D1C382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.59cm" svg:height="23.977cm" draw:z-index="0"><draw:image xlink:href="Pictures/10000000000003AB0000050032D614193D1C382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SV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6:50:28.003292254</meta:creation-date>
    <dc:date>2019-08-30T16:51:09.960354203</dc:date>
    <meta:editing-duration>PT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